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498f" officeooo:paragraph-rsid="000b498f"/>
    </style:style>
    <style:style style:name="P2" style:family="paragraph" style:parent-style-name="Standard">
      <style:text-properties style:font-name="Calibri" fo:font-size="10pt" officeooo:rsid="000b498f" officeooo:paragraph-rsid="000b498f" style:font-size-asian="10pt" style:font-size-complex="10pt"/>
    </style:style>
    <style:style style:name="P3" style:family="paragraph" style:parent-style-name="Standard">
      <style:text-properties style:font-name="Calibri" fo:font-size="11pt" fo:font-style="normal" style:text-underline-style="solid" style:text-underline-width="auto" style:text-underline-color="font-color" fo:font-weight="bold" officeooo:rsid="000b498f" officeooo:paragraph-rsid="000b498f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fo:font-size="11pt" fo:font-style="normal" style:text-underline-style="solid" style:text-underline-width="auto" style:text-underline-color="font-color" fo:font-weight="bold" officeooo:rsid="000b498f" officeooo:paragraph-rsid="000b498f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text-line-through-style="solid" style:text-line-through-type="single" style:font-name="Calibri" fo:font-size="10pt" officeooo:rsid="000b498f" officeooo:paragraph-rsid="000b498f" style:font-size-asian="10pt" style:font-size-complex="10pt"/>
    </style:style>
    <style:style style:name="P6" style:family="paragraph" style:parent-style-name="Standard">
      <style:text-properties style:text-line-through-style="solid" style:text-line-through-type="single" style:font-name="Calibri" fo:font-size="10pt" officeooo:rsid="000ba1eb" officeooo:paragraph-rsid="000ba1eb" style:font-size-asian="10pt" style:font-size-complex="10pt"/>
    </style:style>
    <style:style style:name="P7" style:family="paragraph" style:parent-style-name="Standard">
      <style:text-properties style:text-line-through-style="none" style:text-line-through-type="none" style:font-name="Calibri" fo:font-size="10pt" officeooo:rsid="000b498f" officeooo:paragraph-rsid="000b498f" style:font-size-asian="10pt" style:font-size-complex="10pt"/>
    </style:style>
    <style:style style:name="P8" style:family="paragraph" style:parent-style-name="Standard">
      <style:text-properties style:text-line-through-style="none" style:text-line-through-type="none" style:font-name="Calibri" fo:font-size="10pt" officeooo:rsid="000b498f" officeooo:paragraph-rsid="000ba1eb" style:font-size-asian="10pt" style:font-size-complex="10pt"/>
    </style:style>
    <style:style style:name="P9" style:family="paragraph" style:parent-style-name="Standard">
      <style:text-properties style:text-line-through-style="none" style:text-line-through-type="none" style:font-name="Calibri" fo:font-size="10pt" officeooo:rsid="000ba1eb" officeooo:paragraph-rsid="000ba1eb" style:font-size-asian="10pt" style:font-size-complex="10pt"/>
    </style:style>
    <style:style style:name="P10" style:family="paragraph" style:parent-style-name="Standard">
      <style:paragraph-properties fo:margin-top="0cm" fo:margin-bottom="0.199cm" loext:contextual-spacing="false"/>
      <style:text-properties style:text-line-through-style="solid" style:text-line-through-type="single" style:font-name="Calibri" fo:font-size="10pt" style:text-underline-style="none" officeooo:rsid="000b498f" officeooo:paragraph-rsid="000b498f" style:font-size-asian="10pt" style:font-size-complex="10pt"/>
    </style:style>
    <style:style style:name="P11" style:family="paragraph" style:parent-style-name="Standard" style:list-style-name="L2">
      <style:paragraph-properties fo:margin-top="0cm" fo:margin-bottom="0.199cm" loext:contextual-spacing="false"/>
      <style:text-properties style:text-line-through-style="none" style:text-line-through-type="none" style:font-name="Calibri" fo:font-size="10pt" officeooo:rsid="000b498f" officeooo:paragraph-rsid="000b498f" style:font-size-asian="10pt" style:font-size-complex="10pt"/>
    </style:style>
    <style:style style:name="P12" style:family="paragraph" style:parent-style-name="Standard">
      <style:paragraph-properties fo:margin-top="0cm" fo:margin-bottom="0.101cm" loext:contextual-spacing="false"/>
      <style:text-properties style:font-name="Calibri" fo:font-size="10pt" officeooo:rsid="000b498f" officeooo:paragraph-rsid="000b498f" style:font-size-asian="10pt" style:font-size-complex="10pt"/>
    </style:style>
    <style:style style:name="P13" style:family="paragraph" style:parent-style-name="Text_20_body">
      <style:text-properties fo:font-size="10pt" officeooo:paragraph-rsid="000b498f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0b498f"/>
    </style:style>
    <style:style style:name="P15" style:family="paragraph" style:parent-style-name="Text_20_body" style:list-style-name="L1">
      <style:paragraph-properties fo:margin-top="0cm" fo:margin-bottom="0.199cm" loext:contextual-spacing="false"/>
      <style:text-properties fo:font-size="10pt" officeooo:paragraph-rsid="000b498f" style:font-size-asian="10pt" style:font-size-complex="10pt"/>
    </style:style>
    <style:style style:name="P16" style:family="paragraph" style:parent-style-name="Heading_20_2">
      <style:paragraph-properties fo:margin-top="0cm" fo:margin-bottom="0cm" loext:contextual-spacing="true"/>
      <style:text-properties style:font-name="Calibri" fo:font-size="16pt" officeooo:paragraph-rsid="000b498f" style:font-size-asian="16pt" style:font-size-complex="16pt"/>
    </style:style>
    <style:style style:name="P17" style:family="paragraph" style:parent-style-name="Heading_20_2">
      <style:paragraph-properties fo:margin-top="0cm" fo:margin-bottom="0.4cm" loext:contextual-spacing="false"/>
      <style:text-properties style:font-name="Calibri" fo:font-size="16pt" officeooo:paragraph-rsid="000b498f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a1eb" style:font-weight-asian="normal" style:font-weight-complex="normal"/>
    </style:style>
    <style:style style:name="T3" style:family="text">
      <style:text-properties fo:font-weight="bold" officeooo:rsid="000b498f" style:font-weight-asian="bold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Calibri"/>
    </style:style>
    <style:style style:name="T6" style:family="text">
      <style:text-properties style:font-name="Calibri" fo:font-size="16pt" officeooo:rsid="000b498f" style:font-size-asian="16pt" style:font-size-complex="16pt"/>
    </style:style>
    <style:style style:name="T7" style:family="text">
      <style:text-properties style:font-name="Calibri" fo:font-size="16pt" fo:font-weight="bold" officeooo:rsid="000b498f" style:font-size-asian="16pt" style:font-weight-asian="bold" style:font-size-complex="16pt" style:font-weight-complex="bold"/>
    </style:style>
    <style:style style:name="T8" style:family="text">
      <style:text-properties style:font-name="Calibri" officeooo:rsid="000b498f"/>
    </style:style>
    <style:style style:name="T9" style:family="text">
      <style:text-properties style:font-name="Calibri" fo:font-weight="bold" style:font-weight-asian="bold" style:font-weight-complex="bold"/>
    </style:style>
    <style:style style:name="T10" style:family="text">
      <style:text-properties style:font-name="Calibri" fo:font-weight="bold" officeooo:rsid="000b498f" style:font-weight-asian="bold" style:font-weight-complex="bold"/>
    </style:style>
    <style:style style:name="T11" style:family="text">
      <style:text-properties style:font-name="Calibri" fo:font-size="10pt" fo:font-weight="bold" officeooo:rsid="000b498f" style:font-size-asian="10pt" style:font-weight-asian="bold" style:font-size-complex="10pt" style:font-weight-complex="bold"/>
    </style:style>
    <style:style style:name="T12" style:family="text">
      <style:text-properties style:font-name="Calibri" fo:font-size="10pt" fo:font-weight="bold" officeooo:rsid="000b498f" style:font-size-asian="8.75pt" style:font-weight-asian="bold" style:font-size-complex="10pt" style:font-weight-complex="bold"/>
    </style:style>
    <style:style style:name="T13" style:family="text">
      <style:text-properties style:font-name="Calibri" fo:font-size="10pt" fo:font-weight="normal" officeooo:rsid="000b498f" style:font-size-asian="10pt" style:font-weight-asian="normal" style:font-size-complex="10pt" style:font-weight-complex="normal"/>
    </style:style>
    <style:style style:name="T14" style:family="text">
      <style:text-properties style:font-name="Calibri" fo:font-size="10pt" officeooo:rsid="000b498f" style:font-size-asian="8.75pt" style:font-size-complex="10pt"/>
    </style:style>
    <style:style style:name="T15" style:family="text">
      <style:text-properties style:font-name="Calibri" fo:font-size="10pt" style:font-size-asian="10pt" style:font-size-complex="10pt"/>
    </style:style>
    <style:style style:name="T16" style:family="text">
      <style:text-properties style:font-name="Calibri" fo:font-size="12pt" fo:font-weight="bold" officeooo:rsid="000b498f" style:font-size-asian="12pt" style:font-weight-asian="bold" style:font-size-complex="12pt" style:font-weight-complex="bold"/>
    </style:style>
    <style:style style:name="T17" style:family="text">
      <style:text-properties style:font-name="Calibri" fo:font-size="12pt" officeooo:rsid="000b498f" style:font-size-asian="12pt" style:font-size-complex="12pt"/>
    </style:style>
    <style:style style:name="T18" style:family="text">
      <style:text-properties style:font-name="Calibri" fo:font-weight="normal" officeooo:rsid="000b498f" style:font-size-asian="8.75pt" style:font-weight-asian="normal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0ba1eb" style:font-size-asian="12pt" style:font-size-complex="12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0ba1eb" style:font-size-asian="12pt" style:font-weight-asian="bold" style:font-size-complex="12pt" style:font-weight-complex="bold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0ba1eb" style:font-size-asian="12pt" style:font-weight-asian="normal" style:font-size-complex="12pt" style:font-weight-complex="normal"/>
    </style:style>
    <style:style style:name="T25" style:family="text">
      <style:text-properties style:text-line-through-style="solid" style:text-line-through-type="single"/>
    </style:style>
    <style:style style:name="T26" style:family="text">
      <style:text-properties style:text-line-through-style="solid" style:text-line-through-type="single" fo:font-weight="normal" officeooo:rsid="000ba1eb" style:font-weight-asian="normal" style:font-weight-complex="normal"/>
    </style:style>
    <style:style style:name="T27" style:family="text">
      <style:text-properties officeooo:rsid="000ba1eb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<text:bookmark text:name="cabecera"/>Continuous Verb Tenses </text:h>
      <text:h text:style-name="P17" text:outline-level="2"><text:span text:style-name="T3">(</text:span><text:span text:style-name="T4">Tiempos continuos de los verbos</text:span><text:span text:style-name="T3">)</text:span></text:h>
      <text:p text:style-name="P14"><text:span text:style-name="T11">A continuación tenemos la lista de los verbos que no podemos usar en los tiempos continuos.</text:span><text:span text:style-name="T13"> La lista se encuentra clasificada en grupos según el tipo. </text:span><text:span text:style-name="T11">En general, son verbos estáticos y no de actividad (dinámicos).</text:span><text:span text:style-name="T13"> Algunos de estos verbos pueden tener dos significados, uno de acción y otro estático. Si hay más de un significado para un mismo verbo, encontrarás el significado que no podemos usar en los tiempos continuos con la traducción al español.</text:span></text:p>
      <text:p text:style-name="P13"><text:span text:style-name="T10"/></text:p>
      <text:p text:style-name="P13"><text:span text:style-name="T16">1. </text:span><text:span text:style-name="Strong_20_Emphasis"><text:span text:style-name="T17">Los verbos de sentido:</text:span></text:span></text:p>
      <text:section text:style-name="Sect1" text:name="Sección1">
        <text:list xml:id="list201617859468965420" text:style-name="L1">
          <text:list-item>
            <text:p text:style-name="P15"><text:span text:style-name="Strong_20_Emphasis"><text:span text:style-name="T18">feel (el tacto, sentir),</text:span></text:span></text:p>
          </text:list-item>
          <text:list-item>
            <text:p text:style-name="P15"><text:span text:style-name="Strong_20_Emphasis"><text:span text:style-name="T18">hear (el oído, oír),</text:span></text:span></text:p>
          </text:list-item>
          <text:list-item>
            <text:p text:style-name="P15"><text:span text:style-name="Strong_20_Emphasis"><text:span text:style-name="T18">see (la vista, ver),</text:span></text:span></text:p>
          </text:list-item>
          <text:list-item>
            <text:p text:style-name="P15"><text:span text:style-name="Strong_20_Emphasis"><text:span text:style-name="T18">smell (el olfato, olor),</text:span></text:span></text:p>
          </text:list-item>
          <text:list-item>
            <text:p text:style-name="P15"><text:span text:style-name="Strong_20_Emphasis"><text:span text:style-name="T18">taste (el gusto, sabor)</text:span></text:span></text:p>
          </text:list-item>
        </text:list>
      </text:section>
      <text:p text:style-name="P1"/>
      <text:p text:style-name="P4"><text:span text:style-name="T5">Involuntaria:</text:span></text:p>
      <text:p text:style-name="P2"><text:s/></text:p>
      <text:p text:style-name="P12">I (can) see you.(Te veo.)</text:p>
      <text:p text:style-name="P5">I am seeing you.</text:p>
      <text:p text:style-name="P2"><text:s/></text:p>
      <text:p text:style-name="P12">It smells like you are cooking something.(Huele como que estás cocinando algo.)</text:p>
      <text:p text:style-name="P10">It is smelling like you are cooking something.</text:p>
      <text:p text:style-name="P2"/>
      <text:p text:style-name="P3">Voluntaria:</text:p>
      <text:p text:style-name="P2"><text:s/></text:p>
      <text:p text:style-name="P12">I am seeing you later, right?(¿Te veré luego, no?)</text:p>
      <text:p text:style-name="P5">I see you later, right?</text:p>
      <text:p text:style-name="P2"><text:s/></text:p>
      <text:p text:style-name="P12">I am tasting the soup to see if it is as good as it smells.(Estoy probando la sopa para ver si es tan buena como huele. )</text:p>
      <text:p text:style-name="P5">I taste the soup right now.</text:p>
      <text:p text:style-name="P5"/>
      <text:p text:style-name="P5"/>
      <text:p text:style-name="P7"><text:span text:style-name="Strong_20_Emphasis">Nota:</text:span> Si la percepción es voluntaria, se puede usar la forma continua. Usamos el verbo “<text:span text:style-name="Strong_20_Emphasis">to listen</text:span>” para oír de forma voluntaria.</text:p>
      <text:p text:style-name="P7"/>
      <text:p text:style-name="P7"/>
      <text:p text:style-name="P7"><text:span text:style-name="T21">2. </text:span><text:span text:style-name="Strong_20_Emphasis"><text:span text:style-name="T21">Verbos emotivos:</text:span></text:span></text:p>
      <text:p text:style-name="P7"><text:span text:style-name="Strong_20_Emphasis"><text:span text:style-name="T21"/></text:span></text:p>
      <text:section text:style-name="Sect1" text:name="Sección2">
        <text:list xml:id="list5563765231261394937" text:style-name="L2">
          <text:list-item>
            <text:p text:style-name="P11"><text:span text:style-name="Strong_20_Emphasis"><text:span text:style-name="T1">believe (creer),</text:span></text:span></text:p>
          </text:list-item>
          <text:list-item>
            <text:p text:style-name="P11"><text:span text:style-name="Strong_20_Emphasis"><text:span text:style-name="T1">dislike (no gustar),</text:span></text:span></text:p>
          </text:list-item>
          <text:list-item>
            <text:p text:style-name="P11"><text:span text:style-name="Strong_20_Emphasis"><text:span text:style-name="T1">doubt (dudar),</text:span></text:span></text:p>
          </text:list-item>
          <text:list-item>
            <text:p text:style-name="P11"><text:span text:style-name="Strong_20_Emphasis"><text:span text:style-name="T1">imagine (imaginar),</text:span></text:span></text:p>
          </text:list-item>
          <text:list-item>
            <text:p text:style-name="P11"><text:span text:style-name="Strong_20_Emphasis"><text:span text:style-name="T1">hate (odiar),</text:span></text:span></text:p>
          </text:list-item>
          <text:list-item>
            <text:p text:style-name="P11"><text:span text:style-name="Strong_20_Emphasis"><text:span text:style-name="T1">know (saber, conocer),</text:span></text:span></text:p>
          </text:list-item>
          <text:list-item>
            <text:p text:style-name="P11"><text:span text:style-name="Strong_20_Emphasis"><text:span text:style-name="T1">like (gustar),</text:span></text:span></text:p>
          </text:list-item>
          <text:list-item>
            <text:p text:style-name="P11"><text:span text:style-name="Strong_20_Emphasis"><text:span text:style-name="T1">love (encantar, amar, querer),</text:span></text:span></text:p>
          </text:list-item>
          <text:list-item>
            <text:p text:style-name="P11"><text:span text:style-name="Strong_20_Emphasis"><text:span text:style-name="T1">prefer (preferir),</text:span></text:span></text:p>
          </text:list-item>
          <text:list-item>
            <text:p text:style-name="P11"><text:span text:style-name="Strong_20_Emphasis"><text:span text:style-name="T1">realize (dar cuenta),</text:span></text:span></text:p>
          </text:list-item>
          <text:list-item>
            <text:p text:style-name="P11"><text:span text:style-name="Strong_20_Emphasis"><text:span text:style-name="T1">recognize (reconocer),</text:span></text:span></text:p>
          </text:list-item>
          <text:list-item>
            <text:p text:style-name="P11"><text:span text:style-name="Strong_20_Emphasis"><text:span text:style-name="T1">remember (recordar, acordarse),</text:span></text:span></text:p>
          </text:list-item>
          <text:list-item>
            <text:p text:style-name="P11"><text:span text:style-name="Strong_20_Emphasis"><text:span text:style-name="T1">suppose (suponer),</text:span></text:span></text:p>
          </text:list-item>
          <text:list-item>
            <text:p text:style-name="P11"><text:span text:style-name="Strong_20_Emphasis"><text:span text:style-name="T1">think (creer),</text:span></text:span></text:p>
          </text:list-item>
          <text:list-item>
            <text:p text:style-name="P11"><text:span text:style-name="Strong_20_Emphasis"><text:span text:style-name="T1">understand (entender, comprender),</text:span></text:span></text:p>
          </text:list-item>
          <text:list-item>
            <text:p text:style-name="P11"><text:span text:style-name="Strong_20_Emphasis"><text:span text:style-name="T1">want (querer),</text:span></text:span></text:p>
          </text:list-item>
          <text:list-item>
            <text:p text:style-name="P11"><text:span text:style-name="Strong_20_Emphasis"><text:span text:style-name="T1">wish (esperar)…</text:span></text:span></text:p>
          </text:list-item>
        </text:list>
      </text:section>
      <text:p text:style-name="P9"><text:soft-page-break/><text:s/></text:p>
      <text:p text:style-name="P9">You’re lying. I don’t believe you!(Mientes. ¡No te creo!)</text:p>
      <text:p text:style-name="P6">You’re lying. I am not believing you!</text:p>
      <text:p text:style-name="P7"><text:span text:style-name="Strong_20_Emphasis"><text:span text:style-name="T2"/></text:span></text:p>
      <text:p text:style-name="P8"><text:span text:style-name="Strong_20_Emphasis"><text:span text:style-name="T2">Don’t worry, he understands you.(No te preocupes, él te entiende.)</text:span></text:span></text:p>
      <text:p text:style-name="P8"><text:span text:style-name="Strong_20_Emphasis"><text:span text:style-name="T26">Don’t worry, he is understanding you.</text:span></text:span></text:p>
      <text:p text:style-name="P8"><text:span text:style-name="Strong_20_Emphasis"><text:span text:style-name="T2"><text:s/></text:span></text:span></text:p>
      <text:p text:style-name="P8"><text:span text:style-name="Strong_20_Emphasis"><text:span text:style-name="T2">Do you think there is something wrong?(¿Crees que hay algo mal?)</text:span></text:span></text:p>
      <text:p text:style-name="P8"><text:span text:style-name="Strong_20_Emphasis"><text:span text:style-name="T26">Are you thinking there is something wrong?</text:span></text:span></text:p>
      <text:p text:style-name="P7"><text:span text:style-name="Strong_20_Emphasis"><text:span text:style-name="T2"/></text:span></text:p>
      <text:p text:style-name="P7"><text:span text:style-name="Strong_20_Emphasis"><text:span text:style-name="T24"/></text:span></text:p>
      <text:p text:style-name="P7"><text:span text:style-name="Strong_20_Emphasis"><text:span text:style-name="T22">3. Verbos de estado o verbos abstract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9:57:56.615210185</meta:creation-date>
    <meta:generator>LibreOffice/5.1.6.2$Linux_X86_64 LibreOffice_project/10m0$Build-2</meta:generator>
    <dc:date>2017-11-27T10:13:31.603316087</dc:date>
    <meta:editing-duration>PT4M23S</meta:editing-duration>
    <meta:editing-cycles>1</meta:editing-cycles>
    <meta:document-statistic meta:table-count="0" meta:image-count="0" meta:object-count="0" meta:page-count="2" meta:paragraph-count="51" meta:word-count="332" meta:character-count="1908" meta:non-whitespace-character-count="1636"/>
  </office:meta>
</office:document-meta>
</file>